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JP Regular" style:font-name-complex="Noto Sans Devanagari"/>
    </style:style>
    <style:style style:name="ce6" style:family="table-cell" style:parent-style-name="Default" style:data-style-name="N2">
      <style:table-cell-properties fo:border="0.06pt solid #000000"/>
      <style:text-properties style:font-name="Liberation Sans" style:font-name-asian="Noto Sans CJK JP Regular" style:font-name-complex="Noto Sans Devanagari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 style:data-style-name="N2">
      <style:table-cell-properties fo:background-color="#ffff00" fo:border="0.06pt solid #000000"/>
    </style:style>
    <style:style style:name="ce9" style:family="table-cell" style:parent-style-name="Default">
      <style:text-properties style:font-name="Liberation Sans" style:font-name-asian="Noto Sans CJK JP Regular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4" table:default-cell-style-name="Default"/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Exact Statistics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irect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prett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vote</text:p>
          </table:table-cell>
          <table:table-cell table:style-name="ce4" office:value-type="float" office:value="2.87928288032" calcext:value-type="float">
            <text:p>2.8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8.985591" calcext:value-type="float">
            <text:p>8.99</text:p>
          </table:table-cell>
          <table:table-cell table:style-name="ce2" office:value-type="string" calcext:value-type="string">
            <text:p>9 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epinions1</text:p>
          </table:table-cell>
          <table:table-cell table:style-name="ce4" office:value-type="float" office:value="4.40491566039" calcext:value-type="float">
            <text:p>4.4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983.23948" calcext:value-type="float">
            <text:p>4983.24</text:p>
          </table:table-cell>
          <table:table-cell table:style-name="ce2" office:value-type="string" calcext:value-type="string">
            <text:p>1.4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-gplus</text:p>
          </table:table-cell>
          <table:table-cell table:style-name="ce4" office:value-type="float" office:value="5.74345525063" calcext:value-type="float">
            <text:p>5.7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8430.105387" calcext:value-type="float">
            <text:p>38430.11</text:p>
          </table:table-cell>
          <table:table-cell table:style-name="ce2" office:value-type="string" calcext:value-type="string">
            <text:p>10.7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rnal1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2"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Undirect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prett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-vote</text:p>
          </table:table-cell>
          <table:table-cell table:style-name="ce4" office:value-type="float" office:value="3.24750999023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81.149585" calcext:value-type="float">
            <text:p>281.15</text:p>
          </table:table-cell>
          <table:table-cell table:style-name="ce2" office:value-type="string" calcext:value-type="string">
            <text:p>4.7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epinions1</text:p>
          </table:table-cell>
          <table:table-cell table:style-name="ce4" office:value-type="float" office:value="5.21209904241" calcext:value-type="float">
            <text:p>5.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137.291725" calcext:value-type="float">
            <text:p>28137.29</text:p>
          </table:table-cell>
          <table:table-cell table:style-name="ce2" office:value-type="string" calcext:value-type="string">
            <text:p>7.8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-gplus</text:p>
          </table:table-cell>
          <table:table-cell table:number-columns-repeated="4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</text:p>
          </table:table-cell>
          <table:table-cell table:number-columns-repeated="5" table:style-name="ce5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rnal1</text:p>
          </table:table-cell>
          <table:table-cell table:number-columns-repeated="5" table:style-name="ce5" office:value-type="string" calcext:value-type="string">
            <text:p>N/A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Approximate statistics of big graphs (using ANF k=64 r=7)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Direct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</text:p>
          </table:table-cell>
          <table:table-cell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prett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</text:p>
          </table:table-cell>
          <table:table-cell table:style-name="ce4" office:value-type="float" office:value="5.19546480612" calcext:value-type="float">
            <text:p>5.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449.026791" calcext:value-type="float">
            <text:p>13449.03</text:p>
          </table:table-cell>
          <table:table-cell table:style-name="ce2" office:value-type="string" calcext:value-type="string">
            <text:p>3.7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rnal1</text:p>
          </table:table-cell>
          <table:table-cell table:style-name="ce4" office:value-type="float" office:value="5.78083442962" calcext:value-type="float">
            <text:p>5.7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41548.6948441" calcext:value-type="float">
            <text:p>41548.69</text:p>
          </table:table-cell>
          <table:table-cell table:style-name="ce2" office:value-type="string" calcext:value-type="string">
            <text:p>11.5 hours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Undirecte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prett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-gplus</text:p>
          </table:table-cell>
          <table:table-cell table:style-name="ce4" office:value-type="float" office:value="3.81976636189" calcext:value-type="float">
            <text:p>3.8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482.277045" calcext:value-type="float">
            <text:p>5482.28</text:p>
          </table:table-cell>
          <table:table-cell table:style-name="ce2" office:value-type="string" calcext:value-type="string">
            <text:p>1.5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pokec</text:p>
          </table:table-cell>
          <table:table-cell table:style-name="ce6" office:value-type="float" office:value="6.6607211485" calcext:value-type="float">
            <text:p>6.6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5764.415271" calcext:value-type="float">
            <text:p>15764.42</text:p>
          </table:table-cell>
          <table:table-cell table:style-name="ce2" office:value-type="string" calcext:value-type="string">
            <text:p>4.4 h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LiveJornal1</text:p>
          </table:table-cell>
          <table:table-cell table:style-name="ce6" office:value-type="float" office:value="8.3116215328" calcext:value-type="float">
            <text:p>8.3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2" calcext:value-type="float">
            <text:p>12</text:p>
          </table:table-cell>
          <table:table-cell table:style-name="ce6" office:value-type="float" office:value="31572.06973" calcext:value-type="float">
            <text:p>31572.07</text:p>
          </table:table-cell>
          <table:table-cell table:style-name="ce2" office:value-type="string" calcext:value-type="string">
            <text:p>8.8 hours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Compare approximate methods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AN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directed</text:p>
          </table:table-cell>
          <table:table-cell table:style-name="ce4" office:value-type="float" office:value="2.87928288032" calcext:value-type="float">
            <text:p>2.88</text:p>
          </table:table-cell>
          <table:table-cell table:style-name="ce4" office:value-type="float" office:value="2.87775658601" calcext:value-type="float">
            <text:p>2.88</text:p>
          </table:table-cell>
          <table:table-cell table:style-name="ce4" office:value-type="float" office:value="2.92783206016" calcext:value-type="float">
            <text:p>2.93</text:p>
          </table:table-cell>
          <table:table-cell table:style-name="ce4" office:value-type="float" office:value="2.91876461458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table:style-name="ce4" office:value-type="float" office:value="4.40491566039" calcext:value-type="float">
            <text:p>4.40</text:p>
          </table:table-cell>
          <table:table-cell table:style-name="ce4" office:value-type="float" office:value="4.42446601942" calcext:value-type="float">
            <text:p>4.42</text:p>
          </table:table-cell>
          <table:table-cell table:style-name="ce4" office:value-type="float" office:value="4.4044710685" calcext:value-type="float">
            <text:p>4.40</text:p>
          </table:table-cell>
          <table:table-cell table:style-name="ce4" office:value-type="float" office:value="4.55991971161" calcext:value-type="float">
            <text:p>4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table:style-name="ce4" office:value-type="float" office:value="3.24750999023" calcext:value-type="float">
            <text:p>3.25</text:p>
          </table:table-cell>
          <table:table-cell table:style-name="ce4" office:value-type="float" office:value="3.2479314332" calcext:value-type="float">
            <text:p>3.25</text:p>
          </table:table-cell>
          <table:table-cell table:style-name="ce4" office:value-type="float" office:value="3.25517855882" calcext:value-type="float">
            <text:p>3.26</text:p>
          </table:table-cell>
          <table:table-cell table:style-name="ce4" office:value-type="float" office:value="3.25261438482" calcext:value-type="float">
            <text:p>3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table:style-name="ce4" office:value-type="float" office:value="5.21209904241" calcext:value-type="float">
            <text:p>5.21</text:p>
          </table:table-cell>
          <table:table-cell table:style-name="ce4"/>
          <table:table-cell table:style-name="ce4" office:value-type="float" office:value="4.30401842712" calcext:value-type="float">
            <text:p>4.30</text:p>
          </table:table-cell>
          <table:table-cell table:style-name="ce4" office:value-type="float" office:value="4.37512486531" calcext:value-type="float">
            <text:p>4.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-vote-direct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-vote-directed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ff. Di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-vote-direct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direct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-vote-undirected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-epinions1-undirecte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Experimenting with soc-Epinions1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ANF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</text:p>
          </table:table-cell>
          <table:table-cell table:style-name="ce2" office:value-type="string" calcext:value-type="string">
            <text:p>eff. Diam</text:p>
          </table:table-cell>
          <table:table-cell table:style-name="ce2"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54116651163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65.801137" calcext:value-type="float">
            <text:p>65.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37688804181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85.426344" calcext:value-type="float">
            <text:p>85.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57952235355" calcext:value-type="float">
            <text:p>4.5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18.680103" calcext:value-type="float">
            <text:p>118.6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37512486531" calcext:value-type="float">
            <text:p>4.3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68.714386" calcext:value-type="float">
            <text:p>168.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51199684824" calcext:value-type="float">
            <text:p>4.5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81.518675" calcext:value-type="float">
            <text:p>281.5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.42677255193" calcext:value-type="float">
            <text:p>4.4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524.287346" calcext:value-type="float">
            <text:p>524.2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Ground truth</text:p>
          </table:table-cell>
          <table:table-cell table:style-name="ce8" office:value-type="float" office:value="5.21209904241" calcext:value-type="float">
            <text:p>5.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AIR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# pair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table:style-name="ce2" office:value-type="string" calcext:value-type="string">
            <text:p>eff. Diam</text:p>
          </table:table-cell>
          <table:table-cell table:style-name="ce2" office:value-type="string" calcext:value-type="string">
            <text:p>time</text:p>
          </table:table-cell>
          <table:table-cell/>
          <table:table-cell office:value-type="string" calcext:value-type="string">
            <text:p>total pairs</text:p>
          </table:table-cell>
        </table:table-row>
        <table:table-row table:style-name="ro1">
          <table:table-cell table:style-name="ce3" office:value-type="float" office:value="0.000001" calcext:value-type="float">
            <text:p>1.00E-06</text:p>
          </table:table-cell>
          <table:table-cell table:formula="of:=ROUND([.A64]*[.$I$64])" office:value-type="float" office:value="5757" calcext:value-type="float">
            <text:p>5757</text:p>
          </table:table-cell>
          <table:table-cell table:style-name="ce4" office:value-type="float" office:value="4.30045630046" calcext:value-type="float">
            <text:p>4.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606.544127" calcext:value-type="float">
            <text:p>9606.54</text:p>
          </table:table-cell>
          <table:table-cell/>
          <table:table-cell table:style-name="ce9" table:formula="of:=75877*75877" office:value-type="float" office:value="5757319129" calcext:value-type="float">
            <text:p>5757319129</text:p>
          </table:table-cell>
        </table:table-row>
        <table:table-row table:style-name="ro1">
          <table:table-cell table:style-name="ce3" office:value-type="float" office:value="0.0000015" calcext:value-type="float">
            <text:p>1.50E-06</text:p>
          </table:table-cell>
          <table:table-cell table:formula="of:=ROUND([.A65]*[.$I$64])" office:value-type="float" office:value="8636" calcext:value-type="float">
            <text:p>8636</text:p>
          </table:table-cell>
          <table:table-cell table:style-name="ce4" office:value-type="float" office:value="4.31387370624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0245.995199" calcext:value-type="float">
            <text:p>10246.00</text:p>
          </table:table-cell>
          <table:table-cell table:number-columns-repeated="2"/>
        </table:table-row>
        <table:table-row table:style-name="ro1">
          <table:table-cell table:style-name="ce3" office:value-type="float" office:value="0.000002" calcext:value-type="float">
            <text:p>2.00E-06</text:p>
          </table:table-cell>
          <table:table-cell table:formula="of:=ROUND([.A66]*[.$I$64])" office:value-type="float" office:value="11515" calcext:value-type="float">
            <text:p>11515</text:p>
          </table:table-cell>
          <table:table-cell table:style-name="ce4" office:value-type="float" office:value="4.31749460043" calcext:value-type="float">
            <text:p>4.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0466.742295" calcext:value-type="float">
            <text:p>10466.74</text:p>
          </table:table-cell>
          <table:table-cell table:number-columns-repeated="2"/>
        </table:table-row>
        <table:table-row table:style-name="ro1">
          <table:table-cell table:style-name="ce3" office:value-type="float" office:value="0.0000025" calcext:value-type="float">
            <text:p>2.50E-06</text:p>
          </table:table-cell>
          <table:table-cell table:formula="of:=ROUND([.A67]*[.$I$64])" office:value-type="float" office:value="14393" calcext:value-type="float">
            <text:p>14393</text:p>
          </table:table-cell>
          <table:table-cell table:style-name="ce4" office:value-type="float" office:value="4.32327972945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0453.493211" calcext:value-type="float">
            <text:p>10453.49</text:p>
          </table:table-cell>
          <table:table-cell table:number-columns-repeated="2"/>
        </table:table-row>
        <table:table-row table:style-name="ro1">
          <table:table-cell table:style-name="ce3" office:value-type="float" office:value="0.000003" calcext:value-type="float">
            <text:p>3.00E-06</text:p>
          </table:table-cell>
          <table:table-cell table:formula="of:=ROUND([.A68]*[.$I$64])" office:value-type="float" office:value="17272" calcext:value-type="float">
            <text:p>17272</text:p>
          </table:table-cell>
          <table:table-cell table:style-name="ce4" office:value-type="float" office:value="4.31402368238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0283.592784" calcext:value-type="float">
            <text:p>10283.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Ground truth</text:p>
          </table:table-cell>
          <table:table-cell table:style-name="ce8" office:value-type="float" office:value="5.21209904241" calcext:value-type="float">
            <text:p>5.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RC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# node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diameter</text:p>
          </table:table-cell>
          <table:table-cell table:style-name="ce2" office:value-type="string" calcext:value-type="string">
            <text:p>eff. Diam</text:p>
          </table:table-cell>
          <table:table-cell table:style-name="ce2" office:value-type="string" calcext:value-type="string">
            <text:p>time</text:p>
          </table:table-cell>
          <table:table-cell/>
          <table:table-cell office:value-type="string" calcext:value-type="string">
            <text:p>Total nodes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ROUND([.A72]*[.$I$72])" office:value-type="float" office:value="3794" calcext:value-type="float">
            <text:p>3794</text:p>
          </table:table-cell>
          <table:table-cell table:style-name="ce4" office:value-type="float" office:value="4.30706459311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2109.66126" calcext:value-type="float">
            <text:p>2109.66</text:p>
          </table:table-cell>
          <table:table-cell/>
          <table:table-cell office:value-type="float" office:value="75877" calcext:value-type="float">
            <text:p>7587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ROUND([.A73]*[.$I$72])" office:value-type="float" office:value="7588" calcext:value-type="float">
            <text:p>7588</text:p>
          </table:table-cell>
          <table:table-cell table:style-name="ce4" office:value-type="float" office:value="4.29843555851" calcext:value-type="float">
            <text:p>4.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3281.400676" calcext:value-type="float">
            <text:p>3281.40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ROUND([.A74]*[.$I$72])" office:value-type="float" office:value="11382" calcext:value-type="float">
            <text:p>11382</text:p>
          </table:table-cell>
          <table:table-cell table:style-name="ce4" office:value-type="float" office:value="4.31185201217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210.18951" calcext:value-type="float">
            <text:p>5210.19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ROUND([.A75]*[.$I$72])" office:value-type="float" office:value="15175" calcext:value-type="float">
            <text:p>15175</text:p>
          </table:table-cell>
          <table:table-cell table:style-name="ce4" office:value-type="float" office:value="4.30401842712" calcext:value-type="float">
            <text:p>4.3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5707.103088" calcext:value-type="float">
            <text:p>5707.1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ROUND([.A76]*[.$I$72])" office:value-type="float" office:value="18969" calcext:value-type="float">
            <text:p>18969</text:p>
          </table:table-cell>
          <table:table-cell table:style-name="ce4" office:value-type="float" office:value="4.31119415556" calcext:value-type="float">
            <text:p>4.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7917.365183" calcext:value-type="float">
            <text:p>7917.37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ROUND([.A77]*[.$I$72])" office:value-type="float" office:value="22763" calcext:value-type="float">
            <text:p>22763</text:p>
          </table:table-cell>
          <table:table-cell table:style-name="ce4" office:value-type="float" office:value="4.31603471562" calcext:value-type="float">
            <text:p>4.3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9229.587043" calcext:value-type="float">
            <text:p>9229.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 office:value-type="string" calcext:value-type="string">
            <text:p>Ground truth</text:p>
          </table:table-cell>
          <table:table-cell table:style-name="ce8" office:value-type="float" office:value="5.21209904241" calcext:value-type="float">
            <text:p>5.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06:30:17.388952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1:37:39.240596839</meta:creation-date>
    <dc:date>2016-12-31T06:55:41.251848014</dc:date>
    <meta:editing-duration>PT1H29M34S</meta:editing-duration>
    <meta:editing-cycles>13</meta:editing-cycles>
    <meta:generator>LibreOffice/5.2.4.2.0$Linux_X86_64 LibreOffice_project/20m0$Build-2</meta:generator>
    <meta:document-statistic meta:table-count="1" meta:cell-count="382" meta:object-count="0"/>
  </office:meta>
</office:document-meta>
</file>